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0cfc04" officeooo:paragraph-rsid="000cfc04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cfc0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2 – </text:span>COMANDOS BÁSICOS LINUX 06 – UNIQ (ELIMINAR LINHAS REPETIDAS ADJACENTES)</text:h>
      <text:p text:style-name="P3">*** <text:span text:style-name="T1">COMANDO UNIQ ***</text:span></text:p>
      <text:p text:style-name="P2">Escreve em <text:span text:style-name="T2">stdout</text:span> uma entrada, eliminando linhas duplicadas adjacentes.</text:p>
      <text:p text:style-name="P2">Para eliminar linhas duplicadas não-adjacentes, primeiro organize o arquivo com sort</text:p>
      <text:p text:style-name="P2">uniq [opções] [entrada[saída]]</text:p>
      <text:p text:style-name="P2">-d <text:tab/>Processa apenas as linhas que se repetem</text:p>
      <text:p text:style-name="P2">-u <text:tab/>Processa apenas as linhas que não se repetem</text:p>
      <text:p text:style-name="P2">uniq arquivo</text:p>
      <text:p text:style-name="P2">uniq -d arquivo</text:p>
      <text:p text:style-name="P2">uniq -u arquivo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20:34:31.203074076</meta:creation-date>
    <dc:date>2020-01-28T20:40:47.495292125</dc:date>
    <meta:editing-duration>PT6M17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10" meta:word-count="62" meta:character-count="415" meta:non-whitespace-character-count="359"/>
  </office:meta>
</office:document-meta>
</file>